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T</mi>
              <mi>,</mi>
              <mi>D</mi>
              <mi>,</mi>
              <mi>P</mi>
            </mrow>
          </mrow>
          <mo fence="true" stretchy="false">)</mo>
        </mrow>
        <mo stretchy="false">=</mo>
        <mrow>
          <mover>
            <mo stretchy="false">∫</mo>
            <mi>T</mi>
          </mover>
          <msub>
            <mi mathvariant="italic">dt</mi>
            <mn>1</mn>
          </msub>
        </mrow>
      </mrow>
      <mrow>
        <mrow>
          <mover>
            <mo stretchy="false">∫</mo>
            <msub>
              <mi mathvariant="italic">dt</mi>
              <mn>1</mn>
            </msub>
          </mover>
          <msub>
            <mi mathvariant="italic">dt</mi>
            <mn>2</mn>
          </msub>
        </mrow>
        <mo stretchy="false">∗</mo>
        <mrow>
          <munderover>
            <mo stretchy="false">∑</mo>
            <mrow>
              <mi>p</mi>
              <mo stretchy="false">=</mo>
              <mn>1</mn>
            </mrow>
            <mi mathvariant="italic">punkte</mi>
          </munderover>
          <mrow>
            <mo fence="true" stretchy="false">(</mo>
            <mrow>
              <mfrac>
                <mrow>
                  <mi mathvariant="normal">Γ</mi>
                  <mrow>
                    <mrow>
                      <mo fence="true" stretchy="false">(</mo>
                      <mrow>
                        <mrow>
                          <mi>N</mi>
                          <mo stretchy="false">/</mo>
                          <mn>2</mn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t</mi>
                                            <mn>2</mn>
                                          </msub>
                                          <mi>,</mi>
                                          <mi>D</mi>
                                          <mi>,</mi>
                                          <mi>P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−</mo>
                                    <mi>X</mi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t</mi>
                                          <mn>2</mn>
                                        </msub>
                                        <mi>,</mi>
                                        <mi>D</mi>
                                        <mi>,</mi>
                                        <mi>p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∗</mo>
                            <mrow>
                              <mo fence="true" stretchy="false">(</mo>
                              <mrow>
                                <mrow>
                                  <mrow>
                                    <msub>
                                      <mi>q</mi>
                                      <mi>P</mi>
                                    </msub>
                                    <mo stretchy="false">∗</mo>
                                    <msub>
                                      <mi>q</mi>
                                      <mi>p</mi>
                                    </msub>
                                    <mo stretchy="false">∗</mo>
                                    <mrow>
                                      <mo fence="true" stretchy="false">(</mo>
                                      <mrow>
                                        <mrow>
                                          <mrow>
                                            <msub>
                                              <mi mathvariant="normal">μ</mi>
                                              <mn>0</mn>
                                            </msub>
                                            <mo stretchy="false">∗</mo>
                                            <mrow>
                                              <munderover>
                                                <mo stretchy="false">∑</mo>
                                                <mrow>
                                                  <mi>d</mi>
                                                  <mo stretchy="false">=</mo>
                                                  <mn>1</mn>
                                                </mrow>
                                                <mi>N</mi>
                                              </munderover>
                                              <mrow>
                                                <mo fence="true" stretchy="false">(</mo>
                                                <mrow>
                                                  <msup>
                                                    <mrow>
                                                      <mo fence="true" stretchy="false">(</mo>
                                                      <mrow>
                                                        <mrow>
                                                          <mi>V</mi>
                                                          <mrow>
                                                            <mrow>
                                                              <mo fence="true" stretchy="false">(</mo>
                                                              <mrow>
                                                                <mrow>
                                                                  <msub>
                                                                    <mi>t</mi>
                                                                    <mn>2</mn>
                                                                  </msub>
                                                                  <mi>,</mi>
                                                                  <mi>d</mi>
                                                                  <mi>,</mi>
                                                                  <mi>P</mi>
                                                                </mrow>
                                                              </mrow>
                                                              <mo fence="true" stretchy="false">)</mo>
                                                            </mrow>
                                                            <mo stretchy="false">−</mo>
                                                            <mi>V</mi>
                                                          </mrow>
                                                          <mrow>
                                                            <mo fence="true" stretchy="false">(</mo>
                                                            <mrow>
                                                              <mrow>
                                                                <msub>
                                                                  <mi>t</mi>
                                                                  <mn>2</mn>
                                                                </msub>
                                                                <mi>,</mi>
                                                                <mi>d</mi>
                                                                <mi>p</mi>
                                                              </mrow>
                                                            </mrow>
                                                            <mo fence="true" stretchy="false">)</mo>
                                                          </mrow>
                                                        </mrow>
                                                      </mrow>
                                                      <mo fence="true" stretchy="false">)</mo>
                                                    </mrow>
                                                    <mn>2</mn>
                                                  </msup>
                                                </mrow>
                                                <mo fence="true" stretchy="false">)</mo>
                                              </mrow>
                                            </mrow>
                                          </mrow>
                                          <mo stretchy="false">−</mo>
                                          <mfrac>
                                            <mn>1</mn>
                                            <msub>
                                              <mi mathvariant="normal">ϵ</mi>
                                              <mn>0</mn>
                                            </msub>
                                          </mfrac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o stretchy="false">+</mo>
                                  <mrow>
                                    <msub>
                                      <mi>m</mi>
                                      <mi>P</mi>
                                    </msub>
                                    <mo stretchy="false">∗</mo>
                                    <msub>
                                      <mi>m</mi>
                                      <mi>p</mi>
                                    </msub>
                                    <mo stretchy="false">∗</mo>
                                    <mn>4</mn>
                                    <mo stretchy="false">∗</mo>
                                    <mi mathvariant="normal">π</mi>
                                    <mo stretchy="false">∗</mo>
                                    <mi>G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row>
                            <msub>
                              <mi mathvariant="normal">μ</mi>
                              <mn>0</mn>
                            </msub>
                            <mo stretchy="false">∗</mo>
                            <mrow>
                              <mo fence="true" stretchy="fals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t</mi>
                                            <mn>2</mn>
                                          </msub>
                                          <mi>,</mi>
                                          <mi>D</mi>
                                          <mi>,</mi>
                                          <mi>P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−</mo>
                                    <mi>V</mi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t</mi>
                                          <mn>2,</mn>
                                        </msub>
                                        <mi>D</mi>
                                        <mi>,</mi>
                                        <mi>p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∗</mo>
                            <msub>
                              <mi>q</mi>
                              <mi>P</mi>
                            </msub>
                            <mo stretchy="false">∗</mo>
                            <msub>
                              <mi>q</mi>
                              <mi>p</mi>
                            </msub>
                            <mo stretchy="false">∗</mo>
                            <mrow>
                              <munderover>
                                <mo stretchy="false">∑</mo>
                                <mrow>
                                  <mi>d</mi>
                                  <mo stretchy="false">=</mo>
                                  <mn>1</mn>
                                </mrow>
                                <mi>N</mi>
                              </munderover>
                              <mrow>
                                <mo fence="true" stretchy="false">(</mo>
                                <mrow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sub>
                                                    <mi>t</mi>
                                                    <mn>2</mn>
                                                  </msub>
                                                  <mi>,</mi>
                                                  <mi>d</mi>
                                                  <mi>,</mi>
                                                  <mi>P</mi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−</mo>
                                            <mi>X</mi>
                                          </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t</mi>
                                                  <mn>2,</mn>
                                                </msub>
                                                <mi>d</mi>
                                                <mi>,</mi>
                                                <mi>p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  <mo stretchy="false">∗</mo>
                                    <mrow>
                                      <mo fence="true" stretchy="false">(</mo>
                                      <mrow>
                                        <mrow>
                                          <mi>V</mi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sub>
                                                    <mi>t</mi>
                                                    <mn>2</mn>
                                                  </msub>
                                                  <mi>,</mi>
                                                  <mi>d</mi>
                                                  <mi>,</mi>
                                                  <mi>P</mi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−</mo>
                                            <mi>V</mi>
                                          </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t</mi>
                                                  <mn>2</mn>
                                                </msub>
                                                <mi>,</mi>
                                                <mi>d</mi>
                                                <mi>,</mi>
                                                <mi>p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row>
                  <mn>2</mn>
                  <mo stretchy="false">∗</mo>
                  <msup>
                    <mi mathvariant="normal">π</mi>
                    <mrow>
                      <mi>N</mi>
                      <mo stretchy="false">/</mo>
                      <mn>2</mn>
                    </mrow>
                  </msup>
                  <mo stretchy="false">∗</mo>
                  <msup>
                    <mrow>
                      <mo fence="true" stretchy="false">(</mo>
                      <mrow>
                        <mrow>
                          <munderover>
                            <mo stretchy="false">∑</mo>
                            <mrow>
                              <mi>d</mi>
                              <mo stretchy="false">=</mo>
                              <mn>1</mn>
                            </mrow>
                            <mi>N</mi>
                          </munderover>
                          <mrow>
                            <mo fence="true" stretchy="false">(</mo>
                            <mrow>
                              <msup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b>
                                                <mi>t</mi>
                                                <mn>2</mn>
                                              </msub>
                                              <mi>,</mi>
                                              <mi>d</mi>
                                              <mi>,</mi>
                                              <mi>P</mi>
                                            </mrow>
                                          </mrow>
                                          <mo fence="true" stretchy="false">)</mo>
                                        </mrow>
                                        <mo stretchy="false">−</mo>
                                        <mi>X</mi>
                                      </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t</mi>
                                              <mn>2,</mn>
                                            </msub>
                                            <mi>d</mi>
                                            <mi>,</mi>
                                            <mi>p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i>N</mi>
                      <mo stretchy="false">/</mo>
                      <mn>2</mn>
                    </mrow>
                  </msup>
                </mrow>
              </mfrac>
            </mrow>
            <mo fence="true" stretchy="false">)</mo>
          </mrow>
        </mrow>
      </mrow>
    </mrow>
    <annotation encoding="StarMath 5.0">X(T,D,P)=int to T dt_1 int to dt_1 dt_2*sum from p=1 to punkte( {%iGAMMA(N/2)*((X(t_2 ,D,P)-X(t_2 ,D,p))*(q_P*q_p*(%imu_0*sum from d=1 to N ((V(t_2 ,d,P)-V(t_2 ,d p))^2)-1 over %iepsilon_0)+m_P*m_p*4*%ipi*G)-%imu_0*(V(t_2 ,D,P)-V(t_2, D,p))*q_P*q_p*sum from d=1 to N ((X(t_2 ,d,P)-X(t_2, d,p))*(V(t_2 ,d,P)-V(t_2 ,d,p))))}over{2*%ipi^{N/2}*(sum from d=1 to N ((X(t_2 ,d,P)-X(t_2, d,p))^2))^{N/2}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6:21:27.973000000</meta:creation-date>
    <meta:generator>LibreOffice/4.2.3.3$Windows_x86 LibreOffice_project/882f8a0a489bc99a9e60c7905a60226254cb6ff0</meta:generator>
  </office:meta>
</office:document-meta>
</file>